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3200000037F82806269F923627.png" manifest:media-type="image/png"/>
  <manifest:file-entry manifest:full-path="Pictures/100002010000012C0000012C89839B4837CF988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0.581cm" svg:height="10.581cm" svg:x="5.7cm" svg:y="8.819cm">
          <draw:image xlink:href="Pictures/100002010000012C0000012C89839B4837CF9888.png" xlink:type="simple" xlink:show="embed" xlink:actuate="onLoad">
            <text:p/>
          </draw:image>
        </draw:frame>
        <draw:frame draw:style-name="gr1" draw:text-style-name="P1" draw:layer="layout" svg:width="2.589cm" svg:height="2.849cm" svg:x="11.411cm" svg:y="12.751cm">
          <draw:image xlink:href="Pictures/100002010000003200000037F82806269F9236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3-22T21:25:41.956242753</dc:date>
    <dc:creator>wikintiba </dc:creator>
    <meta:editing-duration>PT1M2S</meta:editing-duration>
    <meta:editing-cycles>1</meta:editing-cycles>
    <meta:document-statistic meta:object-count="2"/>
    <meta:generator>LibreOffice/5.1.1.2$Linux_x86 LibreOffice_project/10m0$Build-2</meta:generator>
  </office:meta>
</office:document-meta>
</file>